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2025-03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2024-03-11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2023-03-2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2022-03-23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2021-03-1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2020-03-18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2019-03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2018-03-20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2017-03-20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2016-03-16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2015-03-1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2014-03-07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2013-12-11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2013-03-13 2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2012-12-06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2012-03-14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2011-12-08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2011-06-16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2011-03-03 0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2010-12-09 2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2010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2010-03-17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2009-12-03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2009-03-04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2008-12-11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2008-03-04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2007-03-0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2006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200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200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200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2002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2001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200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199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1998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199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199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1995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1994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1993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199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1991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199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198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198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1987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1987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1986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198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198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198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1984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1983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1983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1982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1981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1980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1979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1978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1977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1977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1976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1975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1974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1973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1972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1972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1971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1971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1970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1969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196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1968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1968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1967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1967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196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196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41113585601</text:p>
          </table:table-cell>
          <table:table-cell office:value-type="string" calcext:value-type="string">
            <text:p>(C-17-19) 4add- 2</text:p>
          </table:table-cell>
          <table:table-cell office:value-type="string" calcext:value-type="string">
            <text:p>1964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22" meta:object-count="0"/>
    <meta:user-defined meta:name="AppVersion">3.0</meta:user-defined>
  </office:meta>
</office:document-meta>
</file>